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29.17pt" svg:height="255.26pt" svg:x="195.11pt" svg:y="156.61pt">
            <draw:object draw:notify-on-update-of-ranges="Sheet1.A2:Sheet1.A33 Sheet1.B2:Sheet1.B33 Sheet1.C2:Sheet1.C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WorkSize</text:p>
          </table:table-cell>
          <table:table-cell office:value-type="string" calcext:value-type="string">
            <text:p>Exec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.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8" calcext:value-type="float">
            <text:p>12.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6" calcext:value-type="float">
            <text:p>13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7" calcext:value-type="float">
            <text:p>13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3" calcext:value-type="float">
            <text:p>14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6" calcext:value-type="float">
            <text:p>16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2" calcext:value-type="float">
            <text:p>17.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7" calcext:value-type="float">
            <text:p>17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1" calcext:value-type="float">
            <text:p>18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6" calcext:value-type="float">
            <text:p>19.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9" calcext:value-type="float">
            <text:p>19.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9" calcext:value-type="float">
            <text:p>19.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2" calcext:value-type="float">
            <text:p>21.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4" calcext:value-type="float">
            <text:p>22.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2:00:49.941189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24:33.825745102</meta:creation-date>
    <dc:date>2017-01-04T17:16:56.003897777</dc:date>
    <meta:editing-duration>PT1H32M14S</meta:editing-duration>
    <meta:editing-cycles>5</meta:editing-cycles>
    <meta:generator>LibreOffice/4.4.6.3$Linux_X86_64 LibreOffice_project/40m0$Build-3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04cm"/>
    </style:style>
    <style:style style:name="P1" style:family="paragraph">
      <loext:graphic-properties draw:fill="none" draw:fill-color="#ffff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669cm" svg:height="9.006cm" xlink:href=".." xlink:type="simple" chart:class="chart:line" chart:style-name="ch1">
        <chart:title svg:x="6.287cm" svg:y="0.316cm" chart:style-name="ch2">
          <text:p>Time Function Sorted By Time</text:p>
        </chart:title>
        <chart:plot-area chart:style-name="ch3" table:cell-range-address="Sheet1.A2:Sheet1.C33" chart:data-source-has-labels="column" svg:x="1.384cm" svg:y="1.301cm" svg:width="16.912cm" svg:height="6.544cm">
          <chartooo:coordinate-region svg:x="2.005cm" svg:y="1.5cm" svg:width="16.092cm" svg:height="5.725cm"/>
          <chart:axis chart:dimension="x" chart:name="primary-x" chart:style-name="ch4" chartooo:axis-type="auto">
            <chartooo:date-scale/>
            <chart:title svg:x="9.108cm" svg:y="8.025cm" chart:style-name="ch5">
              <text:p>WorkSize</text:p>
            </chart:title>
            <chart:categories table:cell-range-address="Sheet1.A2:Sheet1.A33"/>
          </chart:axis>
          <chart:axis chart:dimension="y" chart:name="primary-y" chart:style-name="ch6">
            <chart:title svg:x="0.451cm" svg:y="5.199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33" chart:class="chart:line">
            <chart:data-point chart:repeated="32"/>
          </chart:series>
          <chart:series chart:style-name="ch10" chart:values-cell-range-address="Sheet1.C2:Sheet1.C33" chart:class="chart:line">
            <chart:data-point chart:repeated="32"/>
          </chart:series>
          <chart:wall chart:style-name="ch11"/>
          <chart:floor chart:style-name="ch12"/>
        </chart:plot-area>
        <draw:frame draw:style-name="gr1" draw:text-style-name="P1" svg:width="5.228cm" svg:height="0.504cm" svg:x="12.509cm" svg:y="5.165cm">
          <draw:text-box>
            <text:p>Load-Equal Exec. Tim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33</svg:desc>
                </draw:g>
              </table:table-cell>
              <table:table-cell office:value-type="float" office:value="3">
                <text:p>3</text:p>
                <draw:g>
                  <svg:desc>Sheet1.B2:Sheet1.B33</svg:desc>
                </draw:g>
              </table:table-cell>
              <table:table-cell office:value-type="float" office:value="11.9">
                <text:p>11.9</text:p>
                <draw:g>
                  <svg:desc>Sheet1.C2:Sheet1.C33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6">
                <text:p>8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.3">
                <text:p>10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3">
                <text:p>11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.8">
                <text:p>12.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.6">
                <text:p>13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7">
                <text:p>13.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.3">
                <text:p>14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3">
                <text:p>15.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7">
                <text:p>16.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.2">
                <text:p>17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.6">
                <text:p>17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.7">
                <text:p>17.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.8">
                <text:p>17.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.1">
                <text:p>18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6">
                <text:p>19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.2">
                <text:p>21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4">
                <text:p>22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